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/>
    </style:style>
    <style:style style:name="P2" style:family="paragraph" style:parent-style-name="Standard">
      <style:paragraph-properties fo:line-height="0.1299in"/>
      <style:text-properties style:font-name="Courier New" fo:font-size="10pt"/>
    </style:style>
    <style:style style:name="T1" style:family="text">
      <style:text-properties fo:font-size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ará<text:line-break/>Governo Municipal de Piquet Carneiro<text:line-break/>Consolidado<text:line-break/> <text:s text:c="8"/>T E R M O <text:s text:c="3"/>D E <text:s text:c="3"/>C O N F E R Ê N C I A <text:s text:c="3"/>D E <text:s text:c="3"/>C A I X A<text:line-break/><text:line-break/><text:line-break/><text:line-break/> <text:s text:c="6"/>Nesta data, em <text:s/>cumprimento às exigências estabelecidas por Lei, o abaixo<text:line-break/>assinado, tesoureiro do(a) <text:s/>Prefeitura <text:s/>Municipal de Piquet Carneiro, procedeu à<text:line-break/>verificação dos valores <text:s text:c="2"/>existentes <text:s text:c="2"/>no <text:s text:c="2"/>Caixa <text:s text:c="2"/>deste(a) <text:s/>Prefeitura, <text:s/>tendo<text:line-break/>encontrado o seguinte:<text:line-break/><text:line-break/><text:line-break/>a) CAIXA____: <text:s/>R$ 0,00 (Zero Real).<text:line-break/><text:line-break/>b) BANCOS___: <text:s/>R$ 12.794.126,25 (Doze <text:s/>Milhões, <text:s/>Setecentos <text:s/>e <text:s/>Noventa e Quatro<text:line-break/> <text:s text:c="14"/>Mil, Cento e Vinte e Seis Reais e Vinte e Cinco Centavos).<text:line-break/><text:line-break/>c) EXATORES.: <text:s/>R$ 0,00 (Zero Real).<text:line-break/><text:line-break/><text:line-break/> <text:s text:c="6"/>Os valores acima <text:s/>mencionados <text:s/>foram <text:s/>verificados <text:s/>por <text:s/>mim à vista do(a)<text:line-break/>Sr.(a). PREFEITO MUNICIPAL <text:s/>que <text:s/>também <text:s/>assina o presente e achado certo com os<text:line-break/>registros do Livro <text:s/>de <text:s/>Caixa <text:s/>existente nesta Tesouraria, nesta data, no ato do<text:line-break/>encerramento do expediente.<text:line-break/><text:line-break/><text:line-break/>Visto: <text:s text:c="34"/>Piquet Carneiro, 31 de Janeiro de 2023.<text:line-break/><text:span text:style-name="T1"><text:line-break/><text:line-break/><text:line-break/> <text:s text:c="25"/>—————————————————————————————————————— <text:s text:c="2"/>——————————————————————————————————————<text:line-break/> <text:s text:c="32"/>BISMARCK BARROS BEZERRA <text:s text:c="12"/>WEYNE CESAR MACHADO DO NASCIMENTO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0pt"/>
    </style:style>
    <style:page-layout style:name="Mpm1">
      <style:page-layout-properties fo:page-width="8.2681in" fo:page-height="11.6929in" style:num-format="1" style:print-orientation="portrait" fo:margin-top="0.5in" fo:margin-bottom="0.2098in" fo:margin-left="1.1098in" fo:margin-right="0.0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text:line-break/><text:line-break/><text:line-break/>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1T17:33:49.359612220</dc:date>
    <meta:editing-duration>P0D</meta:editing-duration>
    <meta:editing-cycles>1</meta:editing-cycles>
    <meta:document-statistic meta:table-count="0" meta:image-count="0" meta:object-count="0" meta:page-count="1" meta:paragraph-count="2" meta:word-count="156" meta:character-count="1199" meta:non-whitespace-character-count="834"/>
    <meta:generator>LibreOffice/6.4.7.2$Linux_X86_64 LibreOffice_project/40$Build-2</meta:generator>
  </office:meta>
</office:document-meta>
</file>